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5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6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6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6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6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80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81" style:family="text">
      <style:text-properties fo:font-size="12.00pt" fo:font-weight="bold" fo:font-family="Calibri" style:font-family-asian="Calibri" style:font-family-complex="Calibri" fo:background-color="transparent" fo:color="#004dbb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fo:color="#00b050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90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91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92" style:family="text">
      <style:text-properties fo:font-size="12.00pt" fo:font-weight="bold" fo:font-family="Calibri" style:font-family-asian="Calibri" style:font-family-complex="Calibri" fo:background-color="transparent" fo:color="#004dbb"/>
    </style:style>
    <style:style style:name="T9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righ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PRACTICA 19</text:span></text:p>
      <text:p text:style-name="P1"><text:span text:style-name="T1">OBJETIVO: IDENTIFICAR USUARIOS, GRUPOS Y PERMISOS</text:span></text:p>
      <text:p text:style-name="P1"><text:span text:style-name="T1">DESCRIPCIÓN:</text:span></text:p>
      <text:p text:style-name="P1"><text:span text:style-name="T2">PASO 1: IDENTIFICAR USUARIOS Y GRUPO S ALOS QU EPERTENECE UN USUARIO.</text:span></text:p>
      <text:p text:style-name="P1"><text:span text:style-name="T3"><text:tab/>id</text:span></text:p>
      <text:p text:style-name="P1"><text:span text:style-name="T3">a) Identificar por defecto a los usuarios, usuario activo</text:span></text:p>
      <text:p text:style-name="P1"><text:span text:style-name="T3"><text:tab/>id</text:span></text:p>
      <text:p text:style-name="P1"><text:span text:style-name="T3">b) Identificar un usuario concreto</text:span></text:p>
      <text:p text:style-name="P1"><text:span text:style-name="T3"><text:tab/>id [nombre_u]</text:span></text:p>
      <text:p text:style-name="P1"><text:span text:style-name="T4"/></text:p>
      <text:p text:style-name="P1"><text:span text:style-name="T5">root@svralumno:~# id root</text:span></text:p>
      <text:p text:style-name="P1"><text:span text:style-name="T5">uid=0(root) gid=0(root) groups=0(root)</text:span></text:p>
      <text:p text:style-name="P1"><text:span text:style-name="T6">c) Visualiza el grupo principal del usuario</text:span></text:p>
      <text:p text:style-name="P1"><text:span text:style-name="T6"><text:tab/>id -g alumno</text:span></text:p>
      <text:p text:style-name="P1"><text:span text:style-name="T7">root@svralumno:~# id -g alumno</text:span></text:p>
      <text:p text:style-name="P1"><text:span text:style-name="T7">1000</text:span></text:p>
      <text:p text:style-name="P1"><text:span text:style-name="T8"><text:tab/>id -g root</text:span></text:p>
      <text:p text:style-name="P1"><text:span text:style-name="T9">root@svralumno:~# id -g root</text:span></text:p>
      <text:p text:style-name="P1"><text:span text:style-name="T9">0</text:span></text:p>
      <text:p text:style-name="P1"><text:span text:style-name="T10">d) Visualizar los grupos secundarios a los que pertenecen los usuarios</text:span></text:p>
      <text:p text:style-name="P1"><text:span text:style-name="T10">ig -G [usuario]</text:span></text:p>
      <text:p text:style-name="P1"><text:span text:style-name="T11">root@svralumno:~# id -G alumno</text:span></text:p>
      <text:p text:style-name="P1"><text:span text:style-name="T11">1000 4 24 27 30 46 116</text:span></text:p>
      <text:p text:style-name="P1"><text:span text:style-name="T12">f) Visualizar los permisos reales de un usuario</text:span></text:p>
      <text:p text:style-name="P1"><text:span text:style-name="T12">id -r [usuario]<text:s/></text:span><text:span text:style-name="T13">*** PENDIENTE PARA COMPROBAR</text:span></text:p>
      <text:p text:style-name="P1"><text:span text:style-name="T14">root@svralumno:~# id -r usuario</text:span></text:p>
      <text:p text:style-name="P1"><text:span text:style-name="T14">id: cannot print only names or real IDs in default format</text:span></text:p>
      <text:p text:style-name="P1"><text:span text:style-name="T15">g) Identificar un usuario</text:span></text:p>
      <text:p text:style-name="P1"><text:span text:style-name="T15"><text:tab/>id -u alumno05</text:span></text:p>
      <text:p text:style-name="P1"><text:span text:style-name="T16">root@svralumno:~# id -u alumno05</text:span></text:p>
      <text:p text:style-name="P1"><text:span text:style-name="T17">1500</text:span></text:p>
      <text:p text:style-name="P1"><text:span text:style-name="T18">h) Visualizar el nombre correspondiente al GID, UID de los usuarios.</text:span></text:p>
      <text:p text:style-name="P1"><text:span text:style-name="T18">id -n -u [UID usuario]</text:span></text:p>
      <text:p text:style-name="P1"><text:span text:style-name="T18">id -n -G [Usuario]</text:span></text:p>
      <text:p text:style-name="P1"><text:span text:style-name="T19">root@svralumno:~# id -n -G alumno</text:span></text:p>
      <text:p text:style-name="P1"><text:span text:style-name="T19">alumno adm cdrom sudo dip plugdev lxd</text:span></text:p>
      <text:p text:style-name="P1"><text:span text:style-name="T20">id -n -G</text:span></text:p>
      <text:p text:style-name="P1"><text:span text:style-name="T21"/></text:p>
      <text:p text:style-name="P1"><text:span text:style-name="T22">PASO 2: Identificar el nombre del grupo al que pertenece un usuario</text:span></text:p>
      <text:p text:style-name="P1"><text:span text:style-name="T23"><text:tab/>groups</text:span></text:p>
      <text:p text:style-name="P1"><text:span text:style-name="T23">a) Por defecto es el usuario activo</text:span></text:p>
      <text:p text:style-name="P1"><text:span text:style-name="T23"><text:tab/>groups</text:span></text:p>
      <text:p text:style-name="P1"><text:span text:style-name="T23">b) Usuarios</text:span></text:p>
      <text:p text:style-name="P1"><text:span text:style-name="T23"><text:tab/>groups alumno</text:span></text:p>
      <text:p text:style-name="P1"><text:span text:style-name="T24">root@svralumno:~# groups alumno05</text:span></text:p>
      <text:p text:style-name="P1"><text:span text:style-name="T24">alumno05 : smr primaria eso</text:span></text:p>
      <text:p text:style-name="P1"><text:span text:style-name="T25">PASO 3: Ver el nombre del usuario actual</text:span></text:p>
      <text:p text:style-name="P1"><text:span text:style-name="T26"><text:tab/>logname</text:span></text:p>
      <text:p text:style-name="P1"><text:span text:style-name="T26">a) Por defecto</text:span></text:p>
      <text:p text:style-name="P1"><text:span text:style-name="T27">root@svralumno:~# logname</text:span></text:p>
      <text:p text:style-name="P1"><text:span text:style-name="T27">alumno</text:span></text:p>
      <text:p text:style-name="P1"><text:span text:style-name="T28">b )Visualizar la versión del comando</text:span></text:p>
      <text:p text:style-name="P1"><text:span text:style-name="T28"><text:tab/>logname --version</text:span></text:p>
      <text:p text:style-name="P1"><text:span text:style-name="T29">root@svralumno:~# logname --version</text:span></text:p>
      <text:p text:style-name="P1"><text:span text:style-name="T29">logname (GNU coreutils) 8.30</text:span></text:p>
      <text:p text:style-name="P1"><text:span text:style-name="T29">Copyright (C) 2018 Free Software Foundation, Inc.</text:span></text:p>
      <text:p text:style-name="P1"><text:span text:style-name="T29">License GPLv3+: GNU GPL version 3 or later &lt;</text:span><text:a xlink:href="https://gnu.org/licenses/gpl.html"><text:span text:style-name="T30">https://gnu.org/licenses/gpl.html</text:span></text:a><text:span text:style-name="T31">&gt;.</text:span></text:p>
      <text:p text:style-name="P1"><text:span text:style-name="T31">This is free software: you are free to change and redistribute it.</text:span></text:p>
      <text:p text:style-name="P1"><text:span text:style-name="T31">There is NO WARRANTY, to the extent permitted by law.</text:span></text:p>
      <text:p text:style-name="P1"><text:span text:style-name="T32"/></text:p>
      <text:p text:style-name="P1"><text:span text:style-name="T33">Written by FIXME: unknown.</text:span></text:p>
      <text:p text:style-name="P1"><text:span text:style-name="T34">PASO 4: Verificar la integridad de los archivos de contraseñas</text:span></text:p>
      <text:p text:style-name="P1"><text:span text:style-name="T35"><text:tab/>pwck</text:span></text:p>
      <text:p text:style-name="P1"><text:span text:style-name="T35">a) verificar ls integridad sin opciones</text:span></text:p>
      <text:p text:style-name="P1"><text:span text:style-name="T35">pwck /etc/passwd</text:span></text:p>
      <text:p text:style-name="P1"><text:span text:style-name="T35">b) Ordenar entradas por UID</text:span></text:p>
      <text:p text:style-name="P1"><text:span text:style-name="T35"><text:tab/>pwck -s /etc/passwd</text:span></text:p>
      <text:p text:style-name="P1"><text:span text:style-name="T36"/></text:p>
      <text:p text:style-name="P1"><text:span text:style-name="T37">PASO 5: Verificar la integridad de los ficheros de grupo</text:span></text:p>
      <text:p text:style-name="P1"><text:span text:style-name="T38"><text:tab/>grpck</text:span></text:p>
      <text:p text:style-name="P1"><text:span text:style-name="T38">a) Información por defecto</text:span></text:p>
      <text:p text:style-name="P1"><text:span text:style-name="T38"><text:tab/>grpck</text:span></text:p>
      <text:p text:style-name="P1"><text:span text:style-name="T38">b) Ejecutar solo en modo lectura</text:span></text:p>
      <text:p text:style-name="P1"><text:span text:style-name="T38"><text:tab/>grpck /dev/group</text:span></text:p>
      <text:p text:style-name="P1"><text:span text:style-name="T38">C) Ejecutar las entradas de /etc/group y las ordenas por GID de grupo</text:span></text:p>
      <text:p text:style-name="P1"><text:span text:style-name="T38"><text:tab/>grpck -s /dev/group</text:span></text:p>
      <text:p text:style-name="P1"><text:span text:style-name="T39">PASO 6: DAR DE ALTA UN GRUPO CON SCRIPT</text:span></text:p>
      <text:p text:style-name="P1"><text:span text:style-name="T40"><text:tab/></text:span><text:span text:style-name="T41">addgroup</text:span></text:p>
      <text:p text:style-name="P1"><text:span text:style-name="T41">a) Por defecto ejecuto el script</text:span></text:p>
      <text:p text:style-name="P1"><text:span text:style-name="T41"><text:tab/>addgroup</text:span></text:p>
      <text:p text:style-name="P1"><text:span text:style-name="T42">root@svralumno:~# addgroup</text:span></text:p>
      <text:p text:style-name="P1"><text:span text:style-name="T42">addgroup: Only one or two names allowed.</text:span></text:p>
      <text:p text:style-name="P1"><text:span text:style-name="T43">Si no lo ejecuta, lo buscamos mediante find</text:span></text:p>
      <text:p text:style-name="P1"><text:span text:style-name="T43">b) Debemos añadir el nombre del grupo</text:span></text:p>
      <text:p text:style-name="P1"><text:span text:style-name="T43">addgroup pruebagrupo</text:span></text:p>
      <text:p text:style-name="P1"><text:span text:style-name="T43">c)<text:s text:c="2"/>Crear grup ocon GID personalizada</text:span></text:p>
      <text:p text:style-name="P1"><text:span text:style-name="T43">addgroup --gid 4500 ingenieria</text:span></text:p>
      <text:p text:style-name="P1"><text:span text:style-name="T44"/></text:p>
      <text:p text:style-name="P1"><text:span text:style-name="T45">PASO 7: Crear un usuario con script de linux</text:span></text:p>
      <text:p text:style-name="P1"><text:span text:style-name="T46"><text:tab/>adduser</text:span></text:p>
      <text:p text:style-name="P1"><text:span text:style-name="T46">a) Ayuda</text:span></text:p>
      <text:p text:style-name="P1"><text:span text:style-name="T46"><text:tab/>adduser --help</text:span></text:p>
      <text:p text:style-name="P1"><text:span text:style-name="T46">b) Agregar un usario adduser</text:span></text:p>
      <text:p text:style-name="P1"><text:span text:style-name="T46">adduser [nombre_usuario]</text:span></text:p>
      <text:p text:style-name="P1"><text:span text:style-name="T46">**No me ha funcionado**</text:span></text:p>
      <text:p text:style-name="P1"><text:span text:style-name="T47">PASO 8: ESTABLECER SERVICIOS</text:span></text:p>
      <text:p text:style-name="P1"><text:span text:style-name="T48">CHMOD</text:span></text:p>
      <text:p text:style-name="P1"><text:span text:style-name="T48">A) AYDUA</text:span></text:p>
      <text:p text:style-name="P1"><text:span text:style-name="T48"><text:tab/>CHMOD --HELP</text:span></text:p>
      <text:p text:style-name="P1"><text:span text:style-name="T48">B) Cambiar permiso a un directorio con literales</text:span></text:p>
      <text:p text:style-name="P1"><text:span text:style-name="T48"><text:tab/>mkdir permiso</text:span></text:p>
      <text:p text:style-name="P1"><text:span text:style-name="T48"><text:tab/>ls -l</text:span></text:p>
      <text:p text:style-name="P1"><text:span text:style-name="T48">d</text:span><text:span text:style-name="T49">rwx</text:span><text:span text:style-name="T50">r-xr-x 2 root<text:s text:c="3"/>root<text:s text:c="5"/>4096 may 28 11:50 permiso</text:span></text:p>
      <text:p text:style-name="P1"><text:span text:style-name="T50">El USUARIO tiene permiso de ejecución, lectura y escritura</text:span></text:p>
      <text:p text:style-name="P1"><text:span text:style-name="T50">Quitar el permiso de ejecución al usuario (manteniéndolo para el resto).</text:span></text:p>
      <text:p text:style-name="P1"><text:span text:style-name="T50">chmod 655 permiso</text:span></text:p>
      <text:p text:style-name="P1"><text:span text:style-name="T51"/></text:p>
      <text:p text:style-name="P1"><text:span text:style-name="T52">Quitar permisos con literales</text:span></text:p>
      <text:p text:style-name="P1"><text:span text:style-name="T52"><text:tab/>chmod -g -x --&gt; Se le quita el ejecutable a los grupos</text:span></text:p>
      <text:p text:style-name="P1"><text:span text:style-name="T52"><text:tab/>chmod -o -x --&gt; Se le quita el ejecutable a otros</text:span></text:p>
      <text:p text:style-name="P1"><text:span text:style-name="T52"><text:tab/>chmod ugoa+ permisos --&gt; SE LE DAN TODOS LOS PERMISOS A TODOS LOS USUARIOS</text:span></text:p>
      <text:p text:style-name="P2"><text:span text:style-name="T52"><text:tab/>chmod uso+x permiso --&gt; Se le agrega el permiso ejecutable para UG</text:span></text:p>
      <text:p text:style-name="P3"><text:span text:style-name="T52">PERMISOS ESPECIALES</text:span></text:p>
      <text:p text:style-name="P3"><text:span text:style-name="T52">setuid: set user information</text:span></text:p>
      <text:p text:style-name="P3"><text:span text:style-name="T52">setgid: set group information</text:span></text:p>
      <text:p text:style-name="P3"><text:span text:style-name="T52">sticky</text:span></text:p>
      <text:p text:style-name="P3"><text:span text:style-name="T52"><text:s text:c="7"/>4<text:s text:c="22"/>2<text:s text:c="28"/>1</text:span></text:p>
      <text:p text:style-name="P3"><text:span text:style-name="T53">setuid<text:tab/>setgid<text:tab/><text:tab/>sticky</text:span></text:p>
      <text:p text:style-name="P3"><text:span text:style-name="T54">Se les denomina sticky</text:span></text:p>
      <text:p text:style-name="P3"><text:span text:style-name="T54">Setuid: Se asigna a los ficheros ejecutables y permite que cuando un usuario ejecute este fichero el proceso adquiera los permisos del propietario</text:span></text:p>
      <text:p text:style-name="P3"><text:span text:style-name="T55">-rw-r--r-- 1 root<text:s text:c="3"/>root<text:s text:c="8"/>0 may 28 12:01 ejecu00</text:span></text:p>
      <text:p text:style-name="P3"><text:span text:style-name="T56">chmod u-s ejecu00</text:span></text:p>
      <text:p text:style-name="P3"><text:span text:style-name="T56">ls -l</text:span></text:p>
      <text:p text:style-name="P3"><text:span text:style-name="T57">drw</text:span><text:span text:style-name="T58">s</text:span><text:span text:style-name="T59">rwxrwx 2 root<text:s text:c="3"/>root<text:s text:c="5"/>4096 may 28 11:50 permiso</text:span></text:p>
      <text:p text:style-name="P3"><text:span text:style-name="T60">Si se lo queremos establecer a todos</text:span></text:p>
      <text:p text:style-name="P3"><text:span text:style-name="T60">chmod 7777 permiso</text:span></text:p>
      <text:p text:style-name="P3"><text:span text:style-name="T61">drw</text:span><text:span text:style-name="T62">s</text:span><text:span text:style-name="T63">rw</text:span><text:span text:style-name="T64">s</text:span><text:span text:style-name="T65">rw</text:span><text:span text:style-name="T66">t</text:span><text:span text:style-name="T67"><text:s/></text:span><text:span text:style-name="T68">2</text:span><text:span text:style-name="T69"><text:s/>root<text:s text:c="3"/>root<text:s text:c="5"/>4096 may 28 11:50 permiso</text:span></text:p>
      <text:p text:style-name="P3"><text:span text:style-name="T70">t --&gt; El fichero al ejecutarse toma los permisos del usuario propietario</text:span></text:p>
      <text:p text:style-name="P3"><text:span text:style-name="T71">mkdir jueves &amp;&amp; chmod 2770 jueves</text:span></text:p>
      <text:p text:style-name="P3"><text:span text:style-name="T71">drwxrw</text:span><text:span text:style-name="T72">s</text:span><text:span text:style-name="T73">---<text:s/></text:span><text:span text:style-name="T74">2</text:span><text:span text:style-name="T75"><text:s/>root<text:s text:c="3"/>root<text:s text:c="5"/>4096 may 28 12:12 jueves</text:span></text:p>
      <text:p text:style-name="P3"><text:span text:style-name="T76">El sticky al ejecutrse se utilizan los permisos del grupo</text:span></text:p>
      <text:p text:style-name="P3"><text:span text:style-name="T77"/></text:p>
      <text:p text:style-name="P3"><text:span text:style-name="T78">Sticky (bit): Se asigna en un pueda borrar ficheros y directorios de otros usuarios dentro de ese directorio siempre que el no tuviera permisos, todos tendrán permisos de escritura.</text:span></text:p>
      <text:p text:style-name="P3"><text:span text:style-name="T78">PASO 9: Asignar o cambiar el propietario de un fichero</text:span></text:p>
      <text:p text:style-name="P3"><text:span text:style-name="T78"><text:tab/>chown</text:span></text:p>
      <text:p text:style-name="P3"><text:span text:style-name="T78">a) Ayuda</text:span></text:p>
      <text:p text:style-name="P3"><text:span text:style-name="T78"><text:tab/>chown --help</text:span></text:p>
      <text:p text:style-name="P3"><text:span text:style-name="T78">b) Por defecto</text:span></text:p>
      <text:p text:style-name="P3"><text:span text:style-name="T78"><text:tab/>chown propietario [fichero|directorio]</text:span></text:p>
      <text:p text:style-name="P3"><text:span text:style-name="T78"><text:tab/>chown propietario:grupo [fichero|directorio]</text:span></text:p>
      <text:p text:style-name="P3"><text:span text:style-name="T78"/></text:p>
      <text:p text:style-name="P3"><text:span text:style-name="T78">propietarios = /etc/passwd</text:span></text:p>
      <text:p text:style-name="P3"><text:span text:style-name="T78">grupos= /etc/group</text:span></text:p>
      <text:p text:style-name="P3"><text:span text:style-name="T78">Se necesitan tener permisos chmod (permisos como propietario o root).</text:span></text:p>
      <text:p text:style-name="P3"><text:span text:style-name="T78">NOTA cuando un usuario crea algo por defecto se crea en su directorio propietario</text:span></text:p>
      <text:p text:style-name="P3"><text:span text:style-name="T78">-</text:span><text:span text:style-name="T79">rw-</text:span><text:span text:style-name="T80">rw-</text:span><text:span text:style-name="T81">r--<text:s/></text:span><text:span text:style-name="T82">1<text:s/></text:span><text:span text:style-name="T83">alumno</text:span><text:span text:style-name="T84"><text:s/></text:span><text:span text:style-name="T85">alumno</text:span><text:span text:style-name="T86"><text:s text:c="4"/>0 jun<text:s text:c="2"/>3 07:59 prueba01</text:span></text:p>
      <text:p text:style-name="P3"><text:span text:style-name="T86"><text:tab/></text:span><text:span text:style-name="T87">propietario</text:span><text:span text:style-name="T88"><text:s text:c="4"/></text:span><text:span text:style-name="T89">grupo</text:span></text:p>
      <text:p text:style-name="P3"><text:span text:style-name="T90">U --&gt; USUARIO</text:span></text:p>
      <text:p text:style-name="P3"><text:span text:style-name="T91">G --&gt; GRUPO</text:span></text:p>
      <text:p text:style-name="P3"><text:span text:style-name="T92">O --&gt; OTRO</text:span></text:p>
      <text:p text:style-name="P3"><text:span text:style-name="T93"><text:tab/>sudo -i</text:span></text:p>
      <text:p text:style-name="P3"><text:span text:style-name="T94">c) Cambiar el propietario</text:span></text:p>
      <text:p text:style-name="P3"><text:span text:style-name="T94"><text:tab/>chown alumno ejem01</text:span></text:p>
      <text:p text:style-name="P3"><text:span text:style-name="T95">-rw-r--r-- 1 alumno root<text:s text:c="7"/>19 may 12 08:25 ejem01</text:span></text:p>
      <text:p text:style-name="P3"><text:span text:style-name="T95"/></text:p>
      <text:p text:style-name="P3"><text:span text:style-name="T96">d) Cambiar el grupo como propietario del fichero (o directorio)</text:span></text:p>
      <text:p text:style-name="P3"><text:span text:style-name="T96"><text:tab/>chown<text:tab/>:smr ejem01</text:span></text:p>
      <text:p text:style-name="P3"><text:span text:style-name="T97">drwxr-xr-x 2 root<text:s text:c="3"/>smr<text:s text:c="6"/>4096 may 19 08:34 smr</text:span></text:p>
      <text:p text:style-name="P3"><text:span text:style-name="T98"/></text:p>
      <text:p text:style-name="P3"><text:span text:style-name="T98">e) Cambiar grupo y usuario de forma simultánea</text:span></text:p>
      <text:p text:style-name="P3"><text:span text:style-name="T98"><text:tab/>chown alumno:smr compara4</text:span></text:p>
      <text:p text:style-name="P3"><text:span text:style-name="T98"/></text:p>
      <text:p text:style-name="P3"><text:span text:style-name="T99">-rw-r--r-- 1 alumno smr<text:s text:c="6"/>1665 may 15 08:08 compara4</text:span></text:p>
      <text:p text:style-name="P3"><text:span text:style-name="T99"/></text:p>
      <text:p text:style-name="P3"><text:span text:style-name="T100">NOTA: CALENDARIO DE EFEMERIDES</text:span></text:p>
      <text:p text:style-name="P3"><text:span text:style-name="T100">calendar</text:span></text:p>
      <text:p text:style-name="P3"><text:span text:style-name="T100"/></text:p>
      <text:p text:style-name="P3"><text:span text:style-name="T100">Señalar una fecha concreta y mostrar celebraciones próximas</text:span></text:p>
      <text:p text:style-name="P3"><text:span text:style-name="T100">calendar -t 2001-9-11</text:span></text:p>
      <text:p text:style-name="P3"><text:span text:style-name="T101"/></text:p>
      <text:p text:style-name="P3"><text:span text:style-name="T101"/></text:p>
      <text:p text:style-name="P3"><text:span text:style-name="T102"/></text:p>
      <text:p text:style-name="P3"><text:span text:style-name="T10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